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b750" officeooo:paragraph-rsid="0014b750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4b750" officeooo:paragraph-rsid="0014b750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5ce3d" officeooo:paragraph-rsid="0014b750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5ce3d" officeooo:paragraph-rsid="0015ce3d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68ef8" officeooo:paragraph-rsid="00168ef8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84fcd" officeooo:paragraph-rsid="00184fcd"/>
    </style:style>
    <style:style style:name="P7" style:family="paragraph" style:parent-style-name="Standard" style:list-style-name="WW8Num19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4b750" officeooo:paragraph-rsid="0014b750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4b750" officeooo:paragraph-rsid="0014b750" style:font-size-asian="12pt" style:font-name-complex="Verdana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4b750" officeooo:paragraph-rsid="001f41b1" style:font-size-asian="12pt" style:font-name-complex="Verdana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5ce3d" officeooo:paragraph-rsid="0015ce3d" style:font-size-asian="12pt" style:font-name-complex="Verdana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68ef8" officeooo:paragraph-rsid="0015ce3d" style:font-size-asian="12pt" style:font-name-complex="Verdana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68ef8" officeooo:paragraph-rsid="00168ef8" style:font-size-asian="12pt" style:font-name-complex="Verdana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68ef8" officeooo:paragraph-rsid="0019b95d" style:font-size-asian="12pt" style:font-name-complex="Verdana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68ef8" officeooo:paragraph-rsid="001a2c47" style:font-size-asian="12pt" style:font-name-complex="Verdana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9b95d" officeooo:paragraph-rsid="0019b95d" style:font-size-asian="12pt" style:font-name-complex="Verdana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ce224" officeooo:paragraph-rsid="001ce224" style:font-size-asian="12pt" style:font-name-complex="Verdana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ce224" officeooo:paragraph-rsid="001de7e4" style:font-size-asian="12pt" style:font-name-complex="Verdana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ce224" officeooo:paragraph-rsid="00184fcd" style:font-size-asian="12pt" style:font-name-complex="Verdana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de7e4" officeooo:paragraph-rsid="001de7e4" style:font-size-asian="12pt" style:font-name-complex="Verdana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84fcd" officeooo:paragraph-rsid="00184fcd" style:font-size-asian="12pt" style:font-name-complex="Verdana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1f41b1" officeooo:paragraph-rsid="001f41b1" style:font-size-asian="12pt" style:font-name-complex="Verdana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20551b" officeooo:paragraph-rsid="0020551b" style:font-size-asian="12pt" style:font-name-complex="Verdana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color="#000000" fo:font-size="12pt" officeooo:rsid="00213b20" officeooo:paragraph-rsid="00213b20" style:font-size-asian="12pt" style:font-name-complex="Verdana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5ce3d" officeooo:paragraph-rsid="0015ce3d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e0187" officeooo:paragraph-rsid="001e0187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officeooo:rsid="001e09b1" officeooo:paragraph-rsid="001e09b1"/>
    </style:style>
    <style:style style:name="P27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2cm"/>
        </style:tab-stops>
      </style:paragraph-properties>
      <style:text-properties fo:color="#000000" fo:font-size="12pt" officeooo:rsid="0015ce3d" officeooo:paragraph-rsid="0015ce3d" style:font-size-asian="12pt" style:font-name-complex="Verdana" style:font-size-complex="12pt" style:font-weight-complex="normal"/>
    </style:style>
    <style:style style:name="T1" style:family="text">
      <style:text-properties fo:color="#000000" fo:font-size="12pt" style:font-size-asian="12pt" style:font-name-complex="Verdana" style:font-size-complex="12pt" style:font-weight-complex="normal"/>
    </style:style>
    <style:style style:name="T2" style:family="text">
      <style:text-properties fo:color="#000000" fo:font-size="12pt" officeooo:rsid="00168ef8" style:font-size-asian="12pt" style:font-name-complex="Verdana" style:font-size-complex="12pt" style:font-weight-complex="normal"/>
    </style:style>
    <style:style style:name="T3" style:family="text">
      <style:text-properties fo:color="#000000" fo:font-size="12pt" officeooo:rsid="001712ec" style:font-size-asian="12pt" style:font-name-complex="Verdana" style:font-size-complex="12pt" style:font-weight-complex="normal"/>
    </style:style>
    <style:style style:name="T4" style:family="text">
      <style:text-properties fo:color="#000000" fo:font-size="12pt" officeooo:rsid="0019b95d" style:font-size-asian="12pt" style:font-name-complex="Verdana" style:font-size-complex="12pt" style:font-weight-complex="normal"/>
    </style:style>
    <style:style style:name="T5" style:family="text">
      <style:text-properties fo:color="#000000" fo:font-size="12pt" officeooo:rsid="001ce224" style:font-size-asian="12pt" style:font-name-complex="Verdana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2.</text:p>
      <text:p text:style-name="P1"/>
      <text:list xml:id="list5959173403076513344" text:style-name="WW8Num19">
        <text:list-item>
          <text:list>
            <text:list-header>
              <text:p text:style-name="P7">a) 1N5401RL </text:p>
            </text:list-header>
          </text:list>
        </text:list-item>
      </text:list>
      <text:p text:style-name="P3"/>
      <text:p text:style-name="P4">Axial-Lead standard recovery rectifiers</text:p>
      <text:p text:style-name="P4">Axial-Lead perustasasuuntaaja?</text:p>
      <text:p text:style-name="P25">Forward voltage 1.0V</text:p>
      <text:p text:style-name="P26">Tasavirranesto: 100V</text:p>
      <text:p text:style-name="P26">Non-repetitive peak reverse voltage: 200V</text:p>
      <text:p text:style-name="P4"/>
      <text:p text:style-name="P2"/>
      <text:p text:style-name="P2">b) <text:span text:style-name="T1">SR1060</text:span></text:p>
      <text:p text:style-name="P8"/>
      <text:p text:style-name="P8">SCHOTTKY barrier rectifier</text:p>
      <text:p text:style-name="P8">SCHOTTKY-(este? Tasasuuntaaja)</text:p>
      <text:p text:style-name="P21">Max DC-estojännite 60V</text:p>
      <text:p text:style-name="P21">Maximum instataneous forward voltage (Ohjausjännite?) 0.8V</text:p>
      <text:p text:style-name="P21"/>
      <text:p text:style-name="P9"/>
      <text:p text:style-name="P8">c) 41HF60</text:p>
      <text:p text:style-name="P8"/>
      <text:p text:style-name="P8">Standard recovery diodes</text:p>
      <text:p text:style-name="P8">Standardi palautusdiodi</text:p>
      <text:p text:style-name="P21">Ohjausjännite 1.3V</text:p>
      <text:p text:style-name="P22">Reverse Voltage (hajoamisjännite) 600V</text:p>
      <text:p text:style-name="P22"/>
      <text:p text:style-name="P8"/>
      <text:p text:style-name="P8">d) KBP153(G)</text:p>
      <text:p text:style-name="P8"/>
      <text:p text:style-name="P8">(Glass) passivated bridge rectifier</text:p>
      <text:p text:style-name="P8">Passivoitu siltatasasuuntaaja</text:p>
      <text:p text:style-name="P23">Maksimi takaisinvirtausjännite ohjausjännitteen kanssa: 500V</text:p>
      <text:p text:style-name="P23">Sama ilman ohjausjännitettä (tasavirta) 200V</text:p>
      <text:p text:style-name="P23">Ohjausjännite 1.1V</text:p>
      <text:p text:style-name="P23">I_F = 1.5A = maksimisyöttövirta...?</text:p>
      <text:p text:style-name="P27">Tehtävä 3.</text:p>
      <text:p text:style-name="P10"/>
      <text:p text:style-name="P10">a) Schottky-diodi:</text:p>
      <text:p text:style-name="P10"/>
      <text:p text:style-name="P4"><text:span text:style-name="T1">Passiivinen elektroniikkakomponentti, joka tunnetaan myös nimellä ”hot carrier diode”. Se on puolijohdediodi, jossa on metalli N-tyypin puolijohteen kyljessä kiinni. Sen johtavuus muuttuu erittäin nopeasti johtavasta ei-johtavaksi. </text:span><text:span text:style-name="T2">Schottky-diodin tarvitsema jännite on välillä 0.15-0.45V, kun tavallisella diodilla se on 0.7:n tuntuvilla.</text:span></text:p>
      <text:p text:style-name="P11"/>
      <text:p text:style-name="P5"><text:span text:style-name="T1">b) Myötäsuuntainen jännitehäviö: </text:span><text:span text:style-name="T4">(Forward voltage drop)</text:span></text:p>
      <text:p text:style-name="P12"/>
      <text:p text:style-name="P15">Per elementti 25 asteessa: 0.65V</text:p>
      <text:p text:style-name="P12"/>
      <text:p text:style-name="P12"><draw:frame draw:style-name="fr1" draw:name="Objekti1" text:anchor-type="as-char" svg:y="-0.392cm" svg:width="1.55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3"><draw:frame draw:style-name="fr1" draw:name="Objekti2" text:anchor-type="as-char" svg:y="-0.392cm" svg:width="2.163cm" svg:height="0.57cm" draw:z-index="1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12"/>
      <text:p text:style-name="P12"/>
      <text:p text:style-name="P12"/>
      <text:p text:style-name="P15">Yksi haara:</text:p>
      <text:p text:style-name="P12"/>
      <text:p text:style-name="P13"><draw:frame draw:style-name="fr1" draw:name="Objekti3" text:anchor-type="as-char" svg:y="-0.658cm" svg:width="1.281cm" svg:height="1.074cm" draw:z-index="2"><draw:object xlink:href="./Object 3" xlink:type="simple" xlink:show="embed" xlink:actuate="onLoad"/><draw:image xlink:href="./ObjectReplacements/Object 3" xlink:type="simple" xlink:show="embed" xlink:actuate="onLoad"/><svg:desc>kaava</svg:desc></draw:frame></text:p>
      <text:p text:style-name="P13"/>
      <text:p text:style-name="P13"><draw:frame draw:style-name="fr1" draw:name="Objekti4" text:anchor-type="as-char" svg:y="-0.663cm" svg:width="1.831cm" svg:height="1.085cm" draw:z-index="3"><draw:object xlink:href="./Object 4" xlink:type="simple" xlink:show="embed" xlink:actuate="onLoad"/><draw:image xlink:href="./ObjectReplacements/Object 4" xlink:type="simple" xlink:show="embed" xlink:actuate="onLoad"/><svg:desc>kaava</svg:desc></draw:frame></text:p>
      <text:p text:style-name="P13"/>
      <text:p text:style-name="P13"><draw:frame draw:style-name="fr1" draw:name="Objekti5" text:anchor-type="as-char" svg:y="-0.392cm" svg:width="1.969cm" svg:height="0.512cm" draw:z-index="4"><draw:object xlink:href="./Object 5" xlink:type="simple" xlink:show="embed" xlink:actuate="onLoad"/><draw:image xlink:href="./ObjectReplacements/Object 5" xlink:type="simple" xlink:show="embed" xlink:actuate="onLoad"/><svg:desc>kaava</svg:desc></draw:frame></text:p>
      <text:p text:style-name="P14"><draw:frame draw:style-name="fr1" draw:name="Objekti6" text:anchor-type="as-char" svg:y="-0.392cm" svg:width="1.969cm" svg:height="0.512cm" draw:z-index="5"><draw:object xlink:href="./Object 6" xlink:type="simple" xlink:show="embed" xlink:actuate="onLoad"/><draw:image xlink:href="./ObjectReplacements/Object 6" xlink:type="simple" xlink:show="embed" xlink:actuate="onLoad"/><svg:desc>kaava</svg:desc></draw:frame></text:p>
      <text:p text:style-name="P12"/>
      <text:p text:style-name="P16">Jännitehäviö on 0.7V</text:p>
      <text:p text:style-name="P12"/>
      <text:p text:style-name="P19">Tehohäviö</text:p>
      <text:p text:style-name="P19"/>
      <text:p text:style-name="P17"><draw:frame draw:style-name="fr1" draw:name="Objekti7" text:anchor-type="as-char" svg:y="-0.446cm" svg:width="7.28cm" svg:height="0.57cm" draw:z-index="7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14"/>
      <text:p text:style-name="P12"/>
      <text:p text:style-name="P5"><text:span text:style-name="T1">Myötäsuuntainen jännitehäviö on diodin ohjausjännitteen tarvitsema </text:span><text:span text:style-name="T3">jännite ennen diodin muuttumista johtavaksi.</text:span></text:p>
      <text:p text:style-name="P6"><text:span text:style-name="T3">c</text:span><text:span text:style-name="T1">) <text:s/></text:span><text:span text:style-name="T5">Jännitehäviö 0.7V</text:span></text:p>
      <text:p text:style-name="P18"/>
      <text:p text:style-name="P16">Tehohäviö:</text:p>
      <text:p text:style-name="P16"><draw:frame draw:style-name="fr1" draw:name="Objekti9" text:anchor-type="as-char" svg:y="-0.446cm" svg:width="5.681cm" svg:height="0.566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20"/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9z0" style:family="text">
      <style:text-properties style:font-weight-complex="normal"/>
    </style:style>
    <style:style style:name="WW8Num19z1" style:family="text">
      <style:text-properties style:font-weight-complex="norma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cm" fo:text-indent="-0.635cm" fo:margin-left="2.54cm"/>
        </style:list-level-properties>
      </text:list-level-style-number>
      <text:list-level-style-number text:level="3" text:style-name="WW8Num19z2" style:num-suffix=")" style:num-format="a" style:num-letter-sync="true">
        <style:list-level-properties text:list-level-position-and-space-mode="label-alignment">
          <style:list-level-label-alignment text:label-followed-by="listtab" text:list-tab-stop-position="4.471cm" fo:text-indent="-0.979cm" fo:margin-left="4.47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2:19:40.090415876</meta:creation-date>
    <meta:generator>LibreOffice/4.2.2.1$Linux_X86_64 LibreOffice_project/420m0$Build-1</meta:generator>
    <dc:date>2014-04-08T18:11:25.794070973</dc:date>
    <meta:editing-duration>PT6H5M22S</meta:editing-duration>
    <meta:editing-cycles>5</meta:editing-cycles>
    <meta:document-statistic meta:table-count="0" meta:image-count="0" meta:object-count="8" meta:page-count="3" meta:paragraph-count="43" meta:word-count="152" meta:character-count="1298" meta:non-whitespace-character-count="129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0</mn>
      </mrow>
      <mi>A</mi>
    </mrow>
    <annotation encoding="StarMath 5.0">I = 20A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haara</mi>
        </msub>
        <mo stretchy="false">=</mo>
        <mn>10</mn>
      </mrow>
      <mi>A</mi>
    </mrow>
    <annotation encoding="StarMath 5.0">I_haara = 10A</annotation>
  </semantics>
</math>
</file>

<file path=Object 3/content.xml><?xml version="1.0" encoding="utf-8"?>
<math xmlns="http://www.w3.org/1998/Math/MathML" display="block">
  <semantics>
    <mrow>
      <mfrac>
        <mi>U</mi>
        <mi>I</mi>
      </mfrac>
      <mo stretchy="false">=</mo>
      <mi>R</mi>
    </mrow>
    <annotation encoding="StarMath 5.0">{U} over {I} = R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row>
          <mn>0.7</mn>
          <mi>V</mi>
        </mrow>
        <mrow>
          <mn>10</mn>
          <mi>A</mi>
        </mrow>
      </mfrac>
    </mrow>
    <annotation encoding="StarMath 5.0">R = {0.7V} over {10A} 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n>0.07</mn>
      </mrow>
      <mi mathvariant="normal">Ω</mi>
    </mrow>
    <annotation encoding="StarMath 5.0">R = 0.07%OMEGA 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0.07</mn>
      </mrow>
      <mi mathvariant="normal">Ω</mi>
    </mrow>
    <annotation encoding="StarMath 5.0">R = 0.07%OMEGA </annotation>
  </semantics>
</math>
</file>

<file path=Object 7/content.xml><?xml version="1.0" encoding="utf-8"?>
<math xmlns="http://www.w3.org/1998/Math/MathML" display="block">
  <semantics>
    <mrow>
      <mrow>
        <mi>P</mi>
        <mo stretchy="false">=</mo>
        <mrow>
          <msup>
            <mi>I</mi>
            <mn>2</mn>
          </msup>
          <mo stretchy="false">⋅</mo>
          <mi>R</mi>
        </mrow>
        <mo stretchy="false">=</mo>
        <mrow>
          <mn>2</mn>
          <mo stretchy="false">⋅</mo>
          <msup>
            <mrow>
              <mo fence="true" stretchy="false">(</mo>
              <mrow>
                <mrow>
                  <mn>10</mn>
                  <mi>A</mi>
                </mrow>
              </mrow>
              <mo fence="true" stretchy="false">)</mo>
            </mrow>
            <mn>2</mn>
          </msup>
          <mo stretchy="false">⋅</mo>
          <mn>0.07</mn>
        </mrow>
      </mrow>
      <mrow>
        <mi mathvariant="normal">Ω</mi>
        <mo stretchy="false">=</mo>
        <mn>28</mn>
      </mrow>
      <mrow>
        <mi>W</mi>
        <mo stretchy="false">=</mo>
        <mn>14</mn>
      </mrow>
      <mi>W</mi>
    </mrow>
    <annotation encoding="StarMath 5.0">P = I^2 cdot R = 2 cdot (10A)^2 cdot 0.07%OMEGA = 28W = 14W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row>
          <msup>
            <mi>I</mi>
            <mn>2</mn>
          </msup>
          <mo stretchy="false">⋅</mo>
          <mi>R</mi>
        </mrow>
        <mo stretchy="false">=</mo>
        <mrow>
          <msup>
            <mrow>
              <mo fence="true" stretchy="false">(</mo>
              <mrow>
                <mrow>
                  <mn>20</mn>
                  <mi>A</mi>
                </mrow>
              </mrow>
              <mo fence="true" stretchy="false">)</mo>
            </mrow>
            <mn>2</mn>
          </msup>
          <mo stretchy="false">⋅</mo>
          <mn>0.07</mn>
        </mrow>
      </mrow>
      <mrow>
        <mi mathvariant="normal">Ω</mi>
        <mo stretchy="false">=</mo>
        <mn>28</mn>
      </mrow>
      <mi>W</mi>
    </mrow>
    <annotation encoding="StarMath 5.0">P = I^2 cdot R = (20A)^2 cdot 0.07%OMEGA = 28W</annotation>
  </semantics>
</math>
</file>